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" svg:font-family="ari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7ca1f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7ca1f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7ca1f" style:font-name="Arial" style:font-size-asian="10pt" style:font-size-complex="10pt"/>
    </style:style>
    <style:style style:family="paragraph" style:name="P9" style:parent-style-name="UrbanTitle">
      <style:text-properties officeooo:paragraph-rsid="0007ca1f" style:font-name="arial"/>
    </style:style>
    <style:style style:family="paragraph" style:name="P10" style:parent-style-name="UrbanTitle">
      <style:text-properties officeooo:paragraph-rsid="0007ca1f" style:font-name="arial" style:text-underline-style="none"/>
    </style:style>
    <style:style style:family="paragraph" style:name="P11" style:parent-style-name="UrbanBody">
      <style:text-properties style:font-name="arial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size-asian="12pt" style:font-size-complex="12pt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2"><text:span text:style-name="T9">do text</text:span></text:p><text:p text:style-name="P12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Enquête publique : attestation d'affichage</text:p>
      <text:p text:style-name="P4"><text:span text:style-name="T4"/></text:p>
      <text:p text:style-name="P4"/>
      <text:p text:style-name="P6"><office:annotation><dc:creator>Gauthier Bastien</dc:creator><dc:date>2011-02-16T16:12:24</dc:date><text:p text:style-name="P12"><text:span text:style-name="T14">do text if len(</text:span><text:span text:style-name="T13">urbanEventObj.getClaimants()</text:span><text:span text:style-name="T14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<text:span text:style-name="T12">do text if not len(</text:span><text:span text:style-name="T13">urbanEventObj.getClaimants()</text:span><text:span text:style-name="T12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2"><text:span text:style-name="T10">do text if not tool.isDecentralized or (</text:span><text:span text:style-name="T11">tool.isDecentralized </text:span><text:span text:style-name="T10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6"><office:annotation><dc:creator>Gauthier Bastien</dc:creator><dc:date>2011-06-14T13:57:41</dc:date><text:p text:style-name="P12"><text:span text:style-name="T10">do text if </text:span><text:span text:style-name="T11">tool.isDecentralized </text:span><text:span text:style-name="T10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office:annotation><dc:creator>Gauthier Bastien</dc:creator><dc:date>2011-01-13T14:56:41</dc:date><text:p text:style-name="P12"><text:span text:style-name="T9">do text</text:span></text:p><text:p text:style-name="P12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" svg:font-family="ari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7ca1f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7ca1f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7ca1f" style:font-name="Arial" style:font-size-asian="10pt" style:font-size-complex="10pt"/>
    </style:style>
    <style:style style:family="paragraph" style:name="P9" style:parent-style-name="UrbanTitle">
      <style:text-properties officeooo:paragraph-rsid="0007ca1f" style:font-name="arial"/>
    </style:style>
    <style:style style:family="paragraph" style:name="P10" style:parent-style-name="UrbanTitle">
      <style:text-properties officeooo:paragraph-rsid="0007ca1f" style:font-name="arial" style:text-underline-style="none"/>
    </style:style>
    <style:style style:family="paragraph" style:name="P11" style:parent-style-name="UrbanBody">
      <style:text-properties style:font-name="arial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size-asian="12pt" style:font-size-complex="12pt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2"><text:span text:style-name="T9">do text</text:span></text:p><text:p text:style-name="P12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Enquête publique : attestation d'affichage</text:p>
      <text:p text:style-name="P4"><text:span text:style-name="T4"/></text:p>
      <text:p text:style-name="P4"/>
      <text:p text:style-name="P6"><office:annotation><dc:creator>Gauthier Bastien</dc:creator><dc:date>2011-02-16T16:12:24</dc:date><text:p text:style-name="P12"><text:span text:style-name="T14">do text if len(</text:span><text:span text:style-name="T13">urbanEventObj.getClaimants()</text:span><text:span text:style-name="T14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<text:span text:style-name="T12">do text if not len(</text:span><text:span text:style-name="T13">urbanEventObj.getClaimants()</text:span><text:span text:style-name="T12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2"><text:span text:style-name="T10">do text if not tool.isDecentralized or (</text:span><text:span text:style-name="T11">tool.isDecentralized </text:span><text:span text:style-name="T10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6"><office:annotation><dc:creator>Gauthier Bastien</dc:creator><dc:date>2011-06-14T13:57:41</dc:date><text:p text:style-name="P12"><text:span text:style-name="T10">do text if </text:span><text:span text:style-name="T11">tool.isDecentralized </text:span><text:span text:style-name="T10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office:annotation><dc:creator>Gauthier Bastien</dc:creator><dc:date>2011-01-13T14:56:41</dc:date><text:p text:style-name="P12"><text:span text:style-name="T9">do text</text:span></text:p><text:p text:style-name="P12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" svg:font-family="ari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7ca1f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7ca1f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7ca1f" style:font-name="Arial" style:font-size-asian="10pt" style:font-size-complex="10pt"/>
    </style:style>
    <style:style style:family="paragraph" style:name="P9" style:parent-style-name="UrbanTitle">
      <style:text-properties officeooo:paragraph-rsid="0007ca1f" style:font-name="arial"/>
    </style:style>
    <style:style style:family="paragraph" style:name="P10" style:parent-style-name="UrbanTitle">
      <style:text-properties officeooo:paragraph-rsid="0007ca1f" style:font-name="arial" style:text-underline-style="none"/>
    </style:style>
    <style:style style:family="paragraph" style:name="P11" style:parent-style-name="UrbanBody">
      <style:text-properties style:font-name="arial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size-asian="12pt" style:font-size-complex="12pt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2"><text:span text:style-name="T9">do text</text:span></text:p><text:p text:style-name="P12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Enquête publique : attestation d'affichage</text:p>
      <text:p text:style-name="P4"><text:span text:style-name="T4"/></text:p>
      <text:p text:style-name="P4"/>
      <text:p text:style-name="P6"><office:annotation><dc:creator>Gauthier Bastien</dc:creator><dc:date>2011-02-16T16:12:24</dc:date><text:p text:style-name="P12"><text:span text:style-name="T14">do text if len(</text:span><text:span text:style-name="T13">urbanEventObj.getClaimants()</text:span><text:span text:style-name="T14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<text:span text:style-name="T12">do text if not len(</text:span><text:span text:style-name="T13">urbanEventObj.getClaimants()</text:span><text:span text:style-name="T12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2"><text:span text:style-name="T10">do text if not tool.isDecentralized or (</text:span><text:span text:style-name="T11">tool.isDecentralized </text:span><text:span text:style-name="T10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6"><office:annotation><dc:creator>Gauthier Bastien</dc:creator><dc:date>2011-06-14T13:57:41</dc:date><text:p text:style-name="P12"><text:span text:style-name="T10">do text if </text:span><text:span text:style-name="T11">tool.isDecentralized </text:span><text:span text:style-name="T10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office:annotation><dc:creator>Gauthier Bastien</dc:creator><dc:date>2011-01-13T14:56:41</dc:date><text:p text:style-name="P12"><text:span text:style-name="T9">do text</text:span></text:p><text:p text:style-name="P12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" svg:font-family="ari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7ca1f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7ca1f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7ca1f" style:font-name="Arial" style:font-size-asian="10pt" style:font-size-complex="10pt"/>
    </style:style>
    <style:style style:family="paragraph" style:name="P9" style:parent-style-name="UrbanTitle">
      <style:text-properties officeooo:paragraph-rsid="0007ca1f" style:font-name="arial"/>
    </style:style>
    <style:style style:family="paragraph" style:name="P10" style:parent-style-name="UrbanTitle">
      <style:text-properties officeooo:paragraph-rsid="0007ca1f" style:font-name="arial" style:text-underline-style="none"/>
    </style:style>
    <style:style style:family="paragraph" style:name="P11" style:parent-style-name="UrbanBody">
      <style:text-properties style:font-name="arial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size-asian="12pt" style:font-size-complex="12pt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2"><text:span text:style-name="T9">do text</text:span></text:p><text:p text:style-name="P12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Enquête publique : attestation d'affichage</text:p>
      <text:p text:style-name="P4"><text:span text:style-name="T4"/></text:p>
      <text:p text:style-name="P4"/>
      <text:p text:style-name="P6"><office:annotation><dc:creator>Gauthier Bastien</dc:creator><dc:date>2011-02-16T16:12:24</dc:date><text:p text:style-name="P12"><text:span text:style-name="T14">do text if len(</text:span><text:span text:style-name="T13">urbanEventObj.getClaimants()</text:span><text:span text:style-name="T14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<text:span text:style-name="T12">do text if not len(</text:span><text:span text:style-name="T13">urbanEventObj.getClaimants()</text:span><text:span text:style-name="T12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2"><text:span text:style-name="T10">do text if not tool.isDecentralized or (</text:span><text:span text:style-name="T11">tool.isDecentralized </text:span><text:span text:style-name="T10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6"><office:annotation><dc:creator>Gauthier Bastien</dc:creator><dc:date>2011-06-14T13:57:41</dc:date><text:p text:style-name="P12"><text:span text:style-name="T10">do text if </text:span><text:span text:style-name="T11">tool.isDecentralized </text:span><text:span text:style-name="T10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office:annotation><dc:creator>Gauthier Bastien</dc:creator><dc:date>2011-01-13T14:56:41</dc:date><text:p text:style-name="P12"><text:span text:style-name="T9">do text</text:span></text:p><text:p text:style-name="P12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" svg:font-family="ari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7ca1f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7ca1f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7ca1f" style:font-name="Arial" style:font-size-asian="10pt" style:font-size-complex="10pt"/>
    </style:style>
    <style:style style:family="paragraph" style:name="P9" style:parent-style-name="UrbanTitle">
      <style:text-properties officeooo:paragraph-rsid="0007ca1f" style:font-name="arial"/>
    </style:style>
    <style:style style:family="paragraph" style:name="P10" style:parent-style-name="UrbanTitle">
      <style:text-properties officeooo:paragraph-rsid="0007ca1f" style:font-name="arial" style:text-underline-style="none"/>
    </style:style>
    <style:style style:family="paragraph" style:name="P11" style:parent-style-name="UrbanBody">
      <style:text-properties style:font-name="arial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size-asian="12pt" style:font-size-complex="12pt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2"><text:span text:style-name="T9">do text</text:span></text:p><text:p text:style-name="P12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Enquête publique : attestation d'affichage</text:p>
      <text:p text:style-name="P4"><text:span text:style-name="T4"/></text:p>
      <text:p text:style-name="P4"/>
      <text:p text:style-name="P6"><office:annotation><dc:creator>Gauthier Bastien</dc:creator><dc:date>2011-02-16T16:12:24</dc:date><text:p text:style-name="P12"><text:span text:style-name="T14">do text if len(</text:span><text:span text:style-name="T13">urbanEventObj.getClaimants()</text:span><text:span text:style-name="T14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<text:span text:style-name="T12">do text if not len(</text:span><text:span text:style-name="T13">urbanEventObj.getClaimants()</text:span><text:span text:style-name="T12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2"><text:span text:style-name="T10">do text if not tool.isDecentralized or (</text:span><text:span text:style-name="T11">tool.isDecentralized </text:span><text:span text:style-name="T10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6"><office:annotation><dc:creator>Gauthier Bastien</dc:creator><dc:date>2011-06-14T13:57:41</dc:date><text:p text:style-name="P12"><text:span text:style-name="T10">do text if </text:span><text:span text:style-name="T11">tool.isDecentralized </text:span><text:span text:style-name="T10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office:annotation><dc:creator>Gauthier Bastien</dc:creator><dc:date>2011-01-13T14:56:41</dc:date><text:p text:style-name="P12"><text:span text:style-name="T9">do text</text:span></text:p><text:p text:style-name="P12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" svg:font-family="ari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7ca1f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7ca1f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7ca1f" style:font-name="Arial" style:font-size-asian="10pt" style:font-size-complex="10pt"/>
    </style:style>
    <style:style style:family="paragraph" style:name="P9" style:parent-style-name="UrbanTitle">
      <style:text-properties officeooo:paragraph-rsid="0007ca1f" style:font-name="arial"/>
    </style:style>
    <style:style style:family="paragraph" style:name="P10" style:parent-style-name="UrbanTitle">
      <style:text-properties officeooo:paragraph-rsid="0007ca1f" style:font-name="arial" style:text-underline-style="none"/>
    </style:style>
    <style:style style:family="paragraph" style:name="P11" style:parent-style-name="UrbanBody">
      <style:text-properties style:font-name="arial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size-asian="12pt" style:font-size-complex="12pt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2"><text:span text:style-name="T9">do text</text:span></text:p><text:p text:style-name="P12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Enquête publique : attestation d'affichage</text:p>
      <text:p text:style-name="P4"><text:span text:style-name="T4"/></text:p>
      <text:p text:style-name="P4"/>
      <text:p text:style-name="P6"><office:annotation><dc:creator>Gauthier Bastien</dc:creator><dc:date>2011-02-16T16:12:24</dc:date><text:p text:style-name="P12"><text:span text:style-name="T14">do text if len(</text:span><text:span text:style-name="T13">urbanEventObj.getClaimants()</text:span><text:span text:style-name="T14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<text:span text:style-name="T12">do text if not len(</text:span><text:span text:style-name="T13">urbanEventObj.getClaimants()</text:span><text:span text:style-name="T12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2"><text:span text:style-name="T10">do text if not tool.isDecentralized or (</text:span><text:span text:style-name="T11">tool.isDecentralized </text:span><text:span text:style-name="T10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6"><office:annotation><dc:creator>Gauthier Bastien</dc:creator><dc:date>2011-06-14T13:57:41</dc:date><text:p text:style-name="P12"><text:span text:style-name="T10">do text if </text:span><text:span text:style-name="T11">tool.isDecentralized </text:span><text:span text:style-name="T10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office:annotation><dc:creator>Gauthier Bastien</dc:creator><dc:date>2011-01-13T14:56:41</dc:date><text:p text:style-name="P12"><text:span text:style-name="T9">do text</text:span></text:p><text:p text:style-name="P12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" svg:font-family="ari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7ca1f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7ca1f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7ca1f" style:font-name="Arial" style:font-size-asian="10pt" style:font-size-complex="10pt"/>
    </style:style>
    <style:style style:family="paragraph" style:name="P9" style:parent-style-name="UrbanTitle">
      <style:text-properties officeooo:paragraph-rsid="0007ca1f" style:font-name="arial"/>
    </style:style>
    <style:style style:family="paragraph" style:name="P10" style:parent-style-name="UrbanTitle">
      <style:text-properties officeooo:paragraph-rsid="0007ca1f" style:font-name="arial" style:text-underline-style="none"/>
    </style:style>
    <style:style style:family="paragraph" style:name="P11" style:parent-style-name="UrbanBody">
      <style:text-properties style:font-name="arial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size-asian="12pt" style:font-size-complex="12pt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2"><text:span text:style-name="T9">do text</text:span></text:p><text:p text:style-name="P12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Enquête publique : attestation d'affichage</text:p>
      <text:p text:style-name="P4"><text:span text:style-name="T4"/></text:p>
      <text:p text:style-name="P4"/>
      <text:p text:style-name="P6"><office:annotation><dc:creator>Gauthier Bastien</dc:creator><dc:date>2011-02-16T16:12:24</dc:date><text:p text:style-name="P12"><text:span text:style-name="T14">do text if len(</text:span><text:span text:style-name="T13">urbanEventObj.getClaimants()</text:span><text:span text:style-name="T14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<text:span text:style-name="T12">do text if not len(</text:span><text:span text:style-name="T13">urbanEventObj.getClaimants()</text:span><text:span text:style-name="T12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2"><text:span text:style-name="T10">do text if not tool.isDecentralized or (</text:span><text:span text:style-name="T11">tool.isDecentralized </text:span><text:span text:style-name="T10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6"><office:annotation><dc:creator>Gauthier Bastien</dc:creator><dc:date>2011-06-14T13:57:41</dc:date><text:p text:style-name="P12"><text:span text:style-name="T10">do text if </text:span><text:span text:style-name="T11">tool.isDecentralized </text:span><text:span text:style-name="T10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office:annotation><dc:creator>Gauthier Bastien</dc:creator><dc:date>2011-01-13T14:56:41</dc:date><text:p text:style-name="P12"><text:span text:style-name="T9">do text</text:span></text:p><text:p text:style-name="P12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" svg:font-family="ari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7ca1f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7ca1f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7ca1f" style:font-name="Arial" style:font-size-asian="10pt" style:font-size-complex="10pt"/>
    </style:style>
    <style:style style:family="paragraph" style:name="P9" style:parent-style-name="UrbanTitle">
      <style:text-properties officeooo:paragraph-rsid="0007ca1f" style:font-name="arial"/>
    </style:style>
    <style:style style:family="paragraph" style:name="P10" style:parent-style-name="UrbanTitle">
      <style:text-properties officeooo:paragraph-rsid="0007ca1f" style:font-name="arial" style:text-underline-style="none"/>
    </style:style>
    <style:style style:family="paragraph" style:name="P11" style:parent-style-name="UrbanBody">
      <style:text-properties style:font-name="arial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size-asian="12pt" style:font-size-complex="12pt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2"><text:span text:style-name="T9">do text</text:span></text:p><text:p text:style-name="P12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Enquête publique : attestation d'affichage</text:p>
      <text:p text:style-name="P4"><text:span text:style-name="T4"/></text:p>
      <text:p text:style-name="P4"/>
      <text:p text:style-name="P6"><office:annotation><dc:creator>Gauthier Bastien</dc:creator><dc:date>2011-02-16T16:12:24</dc:date><text:p text:style-name="P12"><text:span text:style-name="T14">do text if len(</text:span><text:span text:style-name="T13">urbanEventObj.getClaimants()</text:span><text:span text:style-name="T14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<text:span text:style-name="T12">do text if not len(</text:span><text:span text:style-name="T13">urbanEventObj.getClaimants()</text:span><text:span text:style-name="T12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2"><text:span text:style-name="T10">do text if not tool.isDecentralized or (</text:span><text:span text:style-name="T11">tool.isDecentralized </text:span><text:span text:style-name="T10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6"><office:annotation><dc:creator>Gauthier Bastien</dc:creator><dc:date>2011-06-14T13:57:41</dc:date><text:p text:style-name="P12"><text:span text:style-name="T10">do text if </text:span><text:span text:style-name="T11">tool.isDecentralized </text:span><text:span text:style-name="T10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office:annotation><dc:creator>Gauthier Bastien</dc:creator><dc:date>2011-01-13T14:56:41</dc:date><text:p text:style-name="P12"><text:span text:style-name="T9">do text</text:span></text:p><text:p text:style-name="P12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" svg:font-family="ari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7ca1f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7ca1f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7ca1f" style:font-name="Arial" style:font-size-asian="10pt" style:font-size-complex="10pt"/>
    </style:style>
    <style:style style:family="paragraph" style:name="P9" style:parent-style-name="UrbanTitle">
      <style:text-properties officeooo:paragraph-rsid="0007ca1f" style:font-name="arial"/>
    </style:style>
    <style:style style:family="paragraph" style:name="P10" style:parent-style-name="UrbanTitle">
      <style:text-properties officeooo:paragraph-rsid="0007ca1f" style:font-name="arial" style:text-underline-style="none"/>
    </style:style>
    <style:style style:family="paragraph" style:name="P11" style:parent-style-name="UrbanBody">
      <style:text-properties style:font-name="arial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size-asian="12pt" style:font-size-complex="12pt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2"><text:span text:style-name="T9">do text</text:span></text:p><text:p text:style-name="P12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Enquête publique : attestation d'affichage</text:p>
      <text:p text:style-name="P4"><text:span text:style-name="T4"/></text:p>
      <text:p text:style-name="P4"/>
      <text:p text:style-name="P6"><office:annotation><dc:creator>Gauthier Bastien</dc:creator><dc:date>2011-02-16T16:12:24</dc:date><text:p text:style-name="P12"><text:span text:style-name="T14">do text if len(</text:span><text:span text:style-name="T13">urbanEventObj.getClaimants()</text:span><text:span text:style-name="T14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<text:span text:style-name="T12">do text if not len(</text:span><text:span text:style-name="T13">urbanEventObj.getClaimants()</text:span><text:span text:style-name="T12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2"><text:span text:style-name="T10">do text if not tool.isDecentralized or (</text:span><text:span text:style-name="T11">tool.isDecentralized </text:span><text:span text:style-name="T10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6"><office:annotation><dc:creator>Gauthier Bastien</dc:creator><dc:date>2011-06-14T13:57:41</dc:date><text:p text:style-name="P12"><text:span text:style-name="T10">do text if </text:span><text:span text:style-name="T11">tool.isDecentralized </text:span><text:span text:style-name="T10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office:annotation><dc:creator>Gauthier Bastien</dc:creator><dc:date>2011-01-13T14:56:41</dc:date><text:p text:style-name="P12"><text:span text:style-name="T9">do text</text:span></text:p><text:p text:style-name="P12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" svg:font-family="ari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7ca1f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7ca1f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7ca1f" style:font-name="Arial" style:font-size-asian="10pt" style:font-size-complex="10pt"/>
    </style:style>
    <style:style style:family="paragraph" style:name="P9" style:parent-style-name="UrbanTitle">
      <style:text-properties officeooo:paragraph-rsid="0007ca1f" style:font-name="arial"/>
    </style:style>
    <style:style style:family="paragraph" style:name="P10" style:parent-style-name="UrbanTitle">
      <style:text-properties officeooo:paragraph-rsid="0007ca1f" style:font-name="arial" style:text-underline-style="none"/>
    </style:style>
    <style:style style:family="paragraph" style:name="P11" style:parent-style-name="UrbanBody">
      <style:text-properties style:font-name="arial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size-asian="12pt" style:font-size-complex="12pt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2"><text:span text:style-name="T9">do text</text:span></text:p><text:p text:style-name="P12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Enquête publique : attestation d'affichage</text:p>
      <text:p text:style-name="P4"><text:span text:style-name="T4"/></text:p>
      <text:p text:style-name="P4"/>
      <text:p text:style-name="P6"><office:annotation><dc:creator>Gauthier Bastien</dc:creator><dc:date>2011-02-16T16:12:24</dc:date><text:p text:style-name="P12"><text:span text:style-name="T14">do text if len(</text:span><text:span text:style-name="T13">urbanEventObj.getClaimants()</text:span><text:span text:style-name="T14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<text:span text:style-name="T12">do text if not len(</text:span><text:span text:style-name="T13">urbanEventObj.getClaimants()</text:span><text:span text:style-name="T12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2"><text:span text:style-name="T10">do text if not tool.isDecentralized or (</text:span><text:span text:style-name="T11">tool.isDecentralized </text:span><text:span text:style-name="T10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6"><office:annotation><dc:creator>Gauthier Bastien</dc:creator><dc:date>2011-06-14T13:57:41</dc:date><text:p text:style-name="P12"><text:span text:style-name="T10">do text if </text:span><text:span text:style-name="T11">tool.isDecentralized </text:span><text:span text:style-name="T10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office:annotation><dc:creator>Gauthier Bastien</dc:creator><dc:date>2011-01-13T14:56:41</dc:date><text:p text:style-name="P12"><text:span text:style-name="T9">do text</text:span></text:p><text:p text:style-name="P12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" svg:font-family="ari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7ca1f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7ca1f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7ca1f" style:font-name="Arial" style:font-size-asian="10pt" style:font-size-complex="10pt"/>
    </style:style>
    <style:style style:family="paragraph" style:name="P9" style:parent-style-name="UrbanTitle">
      <style:text-properties officeooo:paragraph-rsid="0007ca1f" style:font-name="arial"/>
    </style:style>
    <style:style style:family="paragraph" style:name="P10" style:parent-style-name="UrbanTitle">
      <style:text-properties officeooo:paragraph-rsid="0007ca1f" style:font-name="arial" style:text-underline-style="none"/>
    </style:style>
    <style:style style:family="paragraph" style:name="P11" style:parent-style-name="UrbanBody">
      <style:text-properties style:font-name="arial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size-asian="12pt" style:font-size-complex="12pt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2"><text:span text:style-name="T9">do text</text:span></text:p><text:p text:style-name="P12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Enquête publique : attestation d'affichage</text:p>
      <text:p text:style-name="P4"><text:span text:style-name="T4"/></text:p>
      <text:p text:style-name="P4"/>
      <text:p text:style-name="P6"><office:annotation><dc:creator>Gauthier Bastien</dc:creator><dc:date>2011-02-16T16:12:24</dc:date><text:p text:style-name="P12"><text:span text:style-name="T14">do text if len(</text:span><text:span text:style-name="T13">urbanEventObj.getClaimants()</text:span><text:span text:style-name="T14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<text:span text:style-name="T12">do text if not len(</text:span><text:span text:style-name="T13">urbanEventObj.getClaimants()</text:span><text:span text:style-name="T12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2"><text:span text:style-name="T10">do text if not tool.isDecentralized or (</text:span><text:span text:style-name="T11">tool.isDecentralized </text:span><text:span text:style-name="T10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6"><office:annotation><dc:creator>Gauthier Bastien</dc:creator><dc:date>2011-06-14T13:57:41</dc:date><text:p text:style-name="P12"><text:span text:style-name="T10">do text if </text:span><text:span text:style-name="T11">tool.isDecentralized </text:span><text:span text:style-name="T10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office:annotation><dc:creator>Gauthier Bastien</dc:creator><dc:date>2011-01-13T14:56:41</dc:date><text:p text:style-name="P12"><text:span text:style-name="T9">do text</text:span></text:p><text:p text:style-name="P12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" svg:font-family="ari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7ca1f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7ca1f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7ca1f" style:font-name="Arial" style:font-size-asian="10pt" style:font-size-complex="10pt"/>
    </style:style>
    <style:style style:family="paragraph" style:name="P9" style:parent-style-name="UrbanTitle">
      <style:text-properties officeooo:paragraph-rsid="0007ca1f" style:font-name="arial"/>
    </style:style>
    <style:style style:family="paragraph" style:name="P10" style:parent-style-name="UrbanTitle">
      <style:text-properties officeooo:paragraph-rsid="0007ca1f" style:font-name="arial" style:text-underline-style="none"/>
    </style:style>
    <style:style style:family="paragraph" style:name="P11" style:parent-style-name="UrbanBody">
      <style:text-properties style:font-name="arial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size-asian="12pt" style:font-size-complex="12pt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2"><text:span text:style-name="T9">do text</text:span></text:p><text:p text:style-name="P12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Enquête publique : attestation d'affichage</text:p>
      <text:p text:style-name="P4"><text:span text:style-name="T4"/></text:p>
      <text:p text:style-name="P4"/>
      <text:p text:style-name="P6"><office:annotation><dc:creator>Gauthier Bastien</dc:creator><dc:date>2011-02-16T16:12:24</dc:date><text:p text:style-name="P12"><text:span text:style-name="T14">do text if len(</text:span><text:span text:style-name="T13">urbanEventObj.getClaimants()</text:span><text:span text:style-name="T14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<text:span text:style-name="T12">do text if not len(</text:span><text:span text:style-name="T13">urbanEventObj.getClaimants()</text:span><text:span text:style-name="T12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2"><text:span text:style-name="T10">do text if not tool.isDecentralized or (</text:span><text:span text:style-name="T11">tool.isDecentralized </text:span><text:span text:style-name="T10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6"><office:annotation><dc:creator>Gauthier Bastien</dc:creator><dc:date>2011-06-14T13:57:41</dc:date><text:p text:style-name="P12"><text:span text:style-name="T10">do text if </text:span><text:span text:style-name="T11">tool.isDecentralized </text:span><text:span text:style-name="T10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office:annotation><dc:creator>Gauthier Bastien</dc:creator><dc:date>2011-01-13T14:56:41</dc:date><text:p text:style-name="P12"><text:span text:style-name="T9">do text</text:span></text:p><text:p text:style-name="P12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" svg:font-family="ari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7ca1f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7ca1f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7ca1f" style:font-name="Arial" style:font-size-asian="10pt" style:font-size-complex="10pt"/>
    </style:style>
    <style:style style:family="paragraph" style:name="P9" style:parent-style-name="UrbanTitle">
      <style:text-properties officeooo:paragraph-rsid="0007ca1f" style:font-name="arial"/>
    </style:style>
    <style:style style:family="paragraph" style:name="P10" style:parent-style-name="UrbanTitle">
      <style:text-properties officeooo:paragraph-rsid="0007ca1f" style:font-name="arial" style:text-underline-style="none"/>
    </style:style>
    <style:style style:family="paragraph" style:name="P11" style:parent-style-name="UrbanBody">
      <style:text-properties style:font-name="arial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size-asian="12pt" style:font-size-complex="12pt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2"><text:span text:style-name="T9">do text</text:span></text:p><text:p text:style-name="P12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Enquête publique : attestation d'affichage</text:p>
      <text:p text:style-name="P4"><text:span text:style-name="T4"/></text:p>
      <text:p text:style-name="P4"/>
      <text:p text:style-name="P6"><office:annotation><dc:creator>Gauthier Bastien</dc:creator><dc:date>2011-02-16T16:12:24</dc:date><text:p text:style-name="P12"><text:span text:style-name="T14">do text if len(</text:span><text:span text:style-name="T13">urbanEventObj.getClaimants()</text:span><text:span text:style-name="T14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<text:span text:style-name="T12">do text if not len(</text:span><text:span text:style-name="T13">urbanEventObj.getClaimants()</text:span><text:span text:style-name="T12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2"><text:span text:style-name="T10">do text if not tool.isDecentralized or (</text:span><text:span text:style-name="T11">tool.isDecentralized </text:span><text:span text:style-name="T10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6"><office:annotation><dc:creator>Gauthier Bastien</dc:creator><dc:date>2011-06-14T13:57:41</dc:date><text:p text:style-name="P12"><text:span text:style-name="T10">do text if </text:span><text:span text:style-name="T11">tool.isDecentralized </text:span><text:span text:style-name="T10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office:annotation><dc:creator>Gauthier Bastien</dc:creator><dc:date>2011-01-13T14:56:41</dc:date><text:p text:style-name="P12"><text:span text:style-name="T9">do text</text:span></text:p><text:p text:style-name="P12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" svg:font-family="ari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7ca1f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7ca1f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7ca1f" style:font-name="Arial" style:font-size-asian="10pt" style:font-size-complex="10pt"/>
    </style:style>
    <style:style style:family="paragraph" style:name="P9" style:parent-style-name="UrbanTitle">
      <style:text-properties officeooo:paragraph-rsid="0007ca1f" style:font-name="arial"/>
    </style:style>
    <style:style style:family="paragraph" style:name="P10" style:parent-style-name="UrbanTitle">
      <style:text-properties officeooo:paragraph-rsid="0007ca1f" style:font-name="arial" style:text-underline-style="none"/>
    </style:style>
    <style:style style:family="paragraph" style:name="P11" style:parent-style-name="UrbanBody">
      <style:text-properties style:font-name="arial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size-asian="12pt" style:font-size-complex="12pt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2"><text:span text:style-name="T9">do text</text:span></text:p><text:p text:style-name="P12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Enquête publique : attestation d'affichage</text:p>
      <text:p text:style-name="P4"><text:span text:style-name="T4"/></text:p>
      <text:p text:style-name="P4"/>
      <text:p text:style-name="P6"><office:annotation><dc:creator>Gauthier Bastien</dc:creator><dc:date>2011-02-16T16:12:24</dc:date><text:p text:style-name="P12"><text:span text:style-name="T14">do text if len(</text:span><text:span text:style-name="T13">urbanEventObj.getClaimants()</text:span><text:span text:style-name="T14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<text:span text:style-name="T12">do text if not len(</text:span><text:span text:style-name="T13">urbanEventObj.getClaimants()</text:span><text:span text:style-name="T12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2"><text:span text:style-name="T10">do text if not tool.isDecentralized or (</text:span><text:span text:style-name="T11">tool.isDecentralized </text:span><text:span text:style-name="T10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6"><office:annotation><dc:creator>Gauthier Bastien</dc:creator><dc:date>2011-06-14T13:57:41</dc:date><text:p text:style-name="P12"><text:span text:style-name="T10">do text if </text:span><text:span text:style-name="T11">tool.isDecentralized </text:span><text:span text:style-name="T10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office:annotation><dc:creator>Gauthier Bastien</dc:creator><dc:date>2011-01-13T14:56:41</dc:date><text:p text:style-name="P12"><text:span text:style-name="T9">do text</text:span></text:p><text:p text:style-name="P12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" svg:font-family="ari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7ca1f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7ca1f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7ca1f" style:font-name="Arial" style:font-size-asian="10pt" style:font-size-complex="10pt"/>
    </style:style>
    <style:style style:family="paragraph" style:name="P9" style:parent-style-name="UrbanTitle">
      <style:text-properties officeooo:paragraph-rsid="0007ca1f" style:font-name="arial"/>
    </style:style>
    <style:style style:family="paragraph" style:name="P10" style:parent-style-name="UrbanTitle">
      <style:text-properties officeooo:paragraph-rsid="0007ca1f" style:font-name="arial" style:text-underline-style="none"/>
    </style:style>
    <style:style style:family="paragraph" style:name="P11" style:parent-style-name="UrbanBody">
      <style:text-properties style:font-name="arial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size-asian="12pt" style:font-size-complex="12pt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2"><text:span text:style-name="T9">do text</text:span></text:p><text:p text:style-name="P12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Enquête publique : attestation d'affichage</text:p>
      <text:p text:style-name="P4"><text:span text:style-name="T4"/></text:p>
      <text:p text:style-name="P4"/>
      <text:p text:style-name="P6"><office:annotation><dc:creator>Gauthier Bastien</dc:creator><dc:date>2011-02-16T16:12:24</dc:date><text:p text:style-name="P12"><text:span text:style-name="T14">do text if len(</text:span><text:span text:style-name="T13">urbanEventObj.getClaimants()</text:span><text:span text:style-name="T14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<text:span text:style-name="T12">do text if not len(</text:span><text:span text:style-name="T13">urbanEventObj.getClaimants()</text:span><text:span text:style-name="T12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2"><text:span text:style-name="T10">do text if not tool.isDecentralized or (</text:span><text:span text:style-name="T11">tool.isDecentralized </text:span><text:span text:style-name="T10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6"><office:annotation><dc:creator>Gauthier Bastien</dc:creator><dc:date>2011-06-14T13:57:41</dc:date><text:p text:style-name="P12"><text:span text:style-name="T10">do text if </text:span><text:span text:style-name="T11">tool.isDecentralized </text:span><text:span text:style-name="T10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office:annotation><dc:creator>Gauthier Bastien</dc:creator><dc:date>2011-01-13T14:56:41</dc:date><text:p text:style-name="P12"><text:span text:style-name="T9">do text</text:span></text:p><text:p text:style-name="P12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" svg:font-family="aria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7ca1f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paragraph-properties fo:text-align="start" style:justify-single-word="false"/>
      <style:text-properties fo:font-size="11pt" fo:font-style="normal" fo:font-weight="normal" officeooo:paragraph-rsid="0007ca1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fo:text-align="start" style:justify-single-word="false"/>
      <style:text-properties fo:font-size="11pt" officeooo:paragraph-rsid="0007ca1f" style:font-name="arial" style:font-size-asian="11pt" style:font-size-complex="11pt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7ca1f" style:font-name="Arial" style:font-size-asian="10pt" style:font-size-complex="10pt"/>
    </style:style>
    <style:style style:family="paragraph" style:name="P9" style:parent-style-name="UrbanTitle">
      <style:text-properties officeooo:paragraph-rsid="0007ca1f" style:font-name="arial"/>
    </style:style>
    <style:style style:family="paragraph" style:name="P10" style:parent-style-name="UrbanTitle">
      <style:text-properties officeooo:paragraph-rsid="0007ca1f" style:font-name="arial" style:text-underline-style="none"/>
    </style:style>
    <style:style style:family="paragraph" style:name="P11" style:parent-style-name="UrbanBody">
      <style:text-properties style:font-name="arial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size-asian="12pt" style:font-size-complex="12pt"/>
    </style:style>
    <style:style style:family="text" style:name="T5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8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9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4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" style:font-name-complex="DejaVu Sans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7"><office:annotation><dc:creator>Gauthier Bastien</dc:creator><dc:date>2011-01-13T14:56:41</dc:date><text:p text:style-name="P12"><text:span text:style-name="T9">do text</text:span></text:p><text:p text:style-name="P12"><text:span text:style-name="T9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8"><text:s/></text:span><text:span text:style-name="T7"><text:conditional-text text:condition="ooow:&quot;view.do_mailing()&quot;" text:string-value-if-false="" text:string-value-if-true="&quot;mailed_data.name1&quot;">mailed_data.name1</text:conditional-text></text:span><text:span text:style-name="T8"><text:s/></text:span><text:span text:style-name="T7"><text:conditional-text text:condition="ooow:&quot;view.do_mailing()&quot;" text:string-value-if-false="" text:string-value-if-true="&quot;mailed_data.name2&quot;">mailed_data.name2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street&quot;">mailed_data.street</text:conditional-text></text:span><text:span text:style-name="T7">, </text:span><text:span text:style-name="T7"><text:conditional-text text:condition="ooow:&quot;view.do_mailing()&quot;" text:string-value-if-false="" text:string-value-if-true="&quot;mailed_data.number&quot;">mailed_data.number</text:conditional-text></text:span><text:span text:style-name="T8"><text:line-break/></text:span><text:span text:style-name="T7"><text:conditional-text text:condition="ooow:&quot;view.do_mailing()&quot;" text:string-value-if-false="" text:string-value-if-true="&quot;mailed_data.zipcode&quot;">mailed_data.zipcode</text:conditional-text></text:span><text:span text:style-name="T7"> </text:span><text:span text:style-name="T7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Enquête publique : attestation d'affichage</text:p>
      <text:p text:style-name="P4"><text:span text:style-name="T4"/></text:p>
      <text:p text:style-name="P4"/>
      <text:p text:style-name="P6"><office:annotation><dc:creator>Gauthier Bastien</dc:creator><dc:date>2011-02-16T16:12:24</dc:date><text:p text:style-name="P12"><text:span text:style-name="T14">do text if len(</text:span><text:span text:style-name="T13">urbanEventObj.getClaimants()</text:span><text:span text:style-name="T14">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<text:span text:style-name="T12">do text if not len(</text:span><text:span text:style-name="T13">urbanEventObj.getClaimants()</text:span><text:span text:style-name="T12">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</text:span> : <text:text-input text:description="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/>
      <text:p text:style-name="P6">Nous accusons bonne réception de votre courrier daté du [XXX], reçu dans le cadre de l'enquête publique concernant la demande de certificat d'urbanisme n°2 introduite par <text:text-input text:description="Demandeurs">self.getApplicantsSignaletic(withaddress=True)</text:text-input><text:s/></text:p>
      <text:p text:style-name="P6"/>
      <text:p text:style-name="P6">L'objet de la demande est : <text:text-input text:description="Objet des travaux">self.getLicenceSubject()</text:text-input>, sur un bien sis <text:text-input text:description="Situation des travaux">self.getWorkLocationSignaletic()</text:text-input>.</text:p>
      <text:p text:style-name="P6"/>
      <text:p text:style-name="P6">L'affiche et la vue axonométrique annonçant la publicité ont été placardées à partir du <text:text-input text:description="Date du">tool.formatDate(licence.getLastInquiry().getInvestigationStart()))</text:text-input><text:s/>et jusqu'au <text:text-input text:description="Date au">tool.formatDate(licence.getLastInquiry().getInvestigationEnd()))</text:text-input>.</text:p>
      <text:p text:style-name="P6"/>
      <text:p text:style-name="P6">Les avis d'enquêtes ont été distribués aux occupants des immeubles situés dans un rayon de 50 mètres à partir des limites de la parcelle.</text:p>
      <text:p text:style-name="P6"/>
      <text:p text:style-name="P6"><office:annotation><dc:creator>Gauthier Bastien</dc:creator><dc:date>2011-06-14T13:57:41</dc:date><text:p text:style-name="P12"><text:span text:style-name="T10">do text if not tool.isDecentralized or (</text:span><text:span text:style-name="T11">tool.isDecentralized </text:span><text:span text:style-name="T10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P6"><office:annotation><dc:creator>Gauthier Bastien</dc:creator><dc:date>2011-06-14T13:57:41</dc:date><text:p text:style-name="P12"><text:span text:style-name="T10">do text if </text:span><text:span text:style-name="T11">tool.isDecentralized </text:span><text:span text:style-name="T10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P6"/>
      <text:p text:style-name="P6">Nous ne manquerons pas de vous informer du suivi de cette affaire.</text:p>
      <text:p text:style-name="P6"/>
      <text:p text:style-name="P6">Pour tout renseignement complémentaire relatif à l'instruction de ce dossier, nous vous invitons à contacter la personne renseignée en haut à gauche de ce document.</text:p>
      <text:p text:style-name="P6"/>
      <text:p text:style-name="P5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><office:annotation><dc:creator>Gauthier Bastien</dc:creator><dc:date>2011-01-13T14:56:41</dc:date><text:p text:style-name="P12"><text:span text:style-name="T9">do text</text:span></text:p><text:p text:style-name="P12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aria" svg:font-family="ari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4:49.132837381</dc:date>
    <dc:language>fr-FR</dc:language>
    <meta:editing-cycles>142</meta:editing-cycles>
    <meta:editing-duration>P2DT5H48M39S</meta:editing-duration>
    <meta:document-statistic meta:table-count="1" meta:image-count="0" meta:object-count="0" meta:page-count="1" meta:paragraph-count="21" meta:word-count="285" meta:character-count="2173" meta:non-whitespace-character-count="1935"/>
    <meta:user-defined meta:name="Info 1"/>
    <meta:user-defined meta:name="Info 2"/>
    <meta:user-defined meta:name="Info 3"/>
    <meta:user-defined meta:name="Info 4"/>
  </office:meta>
</office:document-meta>
</file>